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justify"/>
    </style:style>
    <style:style style:name="P2" style:family="paragraph">
      <style:paragraph-properties fo:margin-left="0cm" fo:margin-right="0cm" fo:margin-top="0.4cm" fo:margin-bottom="0.8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Cambria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P3" style:family="paragraph">
      <style:text-properties style:font-name="Cambria" fo:font-weight="normal" style:font-weight-asian="normal" style:font-weight-complex="normal"/>
    </style:style>
    <style:style style:name="P4" style:family="paragraph">
      <loext:graphic-properties draw:fill-color="#ffffff"/>
    </style:style>
    <style:style style:name="T1" style:family="text">
      <style:text-properties style:font-name="Cambri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✗">
        <style:list-level-properties/>
        <style:text-properties fo:font-family="OpenSymbol" style:font-charset="x-symbol" style:use-window-font-color="true" fo:font-size="100%"/>
      </text:list-level-style-bullet>
      <text:list-level-style-bullet text:level="2" text:bullet-char="✗">
        <style:list-level-properties text:space-before="0.8cm"/>
        <style:text-properties fo:font-family="OpenSymbol" style:font-charset="x-symbol" style:use-window-font-color="true" fo:font-size="100%"/>
      </text:list-level-style-bullet>
      <text:list-level-style-bullet text:level="3" text:bullet-char="✗">
        <style:list-level-properties text:space-before="1.6cm"/>
        <style:text-properties fo:font-family="OpenSymbol" style:font-charset="x-symbol" style:use-window-font-color="true" fo:font-size="100%"/>
      </text:list-level-style-bullet>
      <text:list-level-style-bullet text:level="4" text:bullet-char="✗">
        <style:list-level-properties text:space-before="2.4cm"/>
        <style:text-properties fo:font-family="OpenSymbol" style:font-charset="x-symbol" style:use-window-font-color="true" fo:font-size="100%"/>
      </text:list-level-style-bullet>
      <text:list-level-style-bullet text:level="5" text:bullet-char="✗">
        <style:list-level-properties text:space-before="3.2cm"/>
        <style:text-properties fo:font-family="OpenSymbol" style:font-charset="x-symbol" style:use-window-font-color="true" fo:font-size="100%"/>
      </text:list-level-style-bullet>
      <text:list-level-style-bullet text:level="6" text:bullet-char="✗">
        <style:list-level-properties text:space-before="4cm"/>
        <style:text-properties fo:font-family="OpenSymbol" style:font-charset="x-symbol" style:use-window-font-color="true" fo:font-size="100%"/>
      </text:list-level-style-bullet>
      <text:list-level-style-bullet text:level="7" text:bullet-char="✗">
        <style:list-level-properties text:space-before="4.8cm"/>
        <style:text-properties fo:font-family="OpenSymbol" style:font-charset="x-symbol" style:use-window-font-color="true" fo:font-size="100%"/>
      </text:list-level-style-bullet>
      <text:list-level-style-bullet text:level="8" text:bullet-char="✗">
        <style:list-level-properties text:space-before="5.6cm"/>
        <style:text-properties fo:font-family="OpenSymbol" style:font-charset="x-symbol" style:use-window-font-color="true" fo:font-size="100%"/>
      </text:list-level-style-bullet>
      <text:list-level-style-bullet text:level="9" text:bullet-char="✗">
        <style:list-level-properties text:space-before="6.4cm"/>
        <style:text-properties fo:font-family="OpenSymbol" style:font-charset="x-symbol" style:use-window-font-color="true" fo:font-size="100%"/>
      </text:list-level-style-bullet>
      <text:list-level-style-bullet text:level="10" text:bullet-char="✗">
        <style:list-level-properties text:space-before="7.2cm"/>
        <style:text-properties fo:font-family="OpenSymbol" style:font-charset="x-symbol" style:use-window-font-color="true" fo:font-size="100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>
          <draw:text-box>
            <text:p text:style-name="P1">Les technologies utilisés</text:p>
          </draw:text-box>
        </draw:frame>
        <draw:frame presentation:style-name="pr2" draw:text-style-name="P3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"><text:span text:style-name="T1">Html5 / css</text:span></text:p>
              </text:list-item>
              <text:list-item>
                <text:p text:style-name="P2"><text:span text:style-name="T1">Php orienté objet (classes)</text:span></text:p>
              </text:list-item>
              <text:list-item>
                <text:p text:style-name="P2"><text:span text:style-name="T1">Javascript (framework jquery)</text:span></text:p>
              </text:list-item>
              <text:list-item>
                <text:p text:style-name="P2"><text:span text:style-name="T1">Javascript (framework datatable)</text:span></text:p>
              </text:list-item>
              <text:list-item>
                <text:p text:style-name="P2"><text:span text:style-name="T1">Bootstrap (grid bootstra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8T16:45:25.369664459</meta:creation-date>
    <meta:editing-duration>PT25S</meta:editing-duration>
    <meta:editing-cycles>2</meta:editing-cycles>
    <meta:generator>LibreOffice/6.0.7.3$Linux_X86_64 LibreOffice_project/00m0$Build-3</meta:generator>
    <dc:title>Alizarin</dc:title>
    <dc:date>2018-01-28T16:54:15.267043419</dc:date>
    <meta:document-statistic meta:object-count="41"/>
  </office:meta>
</office:document-meta>
</file>